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0.840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transparent"/>
    </style:style>
    <style:style style:name="ce7" style:family="table-cell" style:parent-style-name="Default" style:data-style-name="N10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fo:background-color="transparent"/>
    </style:style>
    <style:style style:name="ce10" style:family="table-cell" style:parent-style-name="Default" style:data-style-name="N37"/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"/>
    <style:style style:name="ce16" style:family="table-cell" style:parent-style-name="Default" style:data-style-name="N10">
      <style:table-cell-properties fo:background-color="transparent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Results" table:style-name="ta1" table:print-ranges="Results.A1:Results.J12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9"/>
        <table:table-column table:style-name="co6" table:default-cell-style-name="ce8"/>
        <table:table-column table:style-name="co7" table:default-cell-style-name="ce24"/>
        <table:table-column table:style-name="co8" table:default-cell-style-name="ce24"/>
        <table:table-column table:style-name="co3" table:number-columns-repeated="1007" table:default-cell-style-name="Default"/>
        <table:table-row table:style-name="ro1">
          <table:table-cell table:style-name="ce1" office:value-type="string">
            <text:p>Raw gain:<text:span text:style-name="T1"> this shows the cumulative gains by a given model. <text:s/>This is useful in getting a rough gage for how effective it is</text:span></text:p>
          </table:table-cell>
          <table:table-cell table:style-name="ce4" table:number-columns-repeated="2"/>
          <table:table-cell table:style-name="ce7" table:number-columns-repeated="2"/>
          <table:table-cell table:style-name="ce14" table:number-columns-repeated="3"/>
          <table:table-cell table:style-name="Default" table:number-columns-repeated="2"/>
          <table:table-cell/>
          <table:table-cell table:style-name="ce14" table:number-columns-repeated="1005"/>
          <table:table-cell/>
        </table:table-row>
        <table:table-row table:style-name="ro2">
          <table:table-cell table:style-name="ce1" office:value-type="string">
            <text:p>Model</text:p>
          </table:table-cell>
          <table:table-cell table:style-name="ce4" office:value-type="string">
            <text:p>Start Date</text:p>
          </table:table-cell>
          <table:table-cell table:style-name="ce4" office:value-type="string">
            <text:p>End Date</text:p>
          </table:table-cell>
          <table:table-cell table:style-name="ce7" office:value-type="string">
            <text:p>Start Value</text:p>
          </table:table-cell>
          <table:table-cell table:style-name="ce7" office:value-type="string">
            <text:p>End Value</text:p>
          </table:table-cell>
          <table:table-cell table:style-name="ce14" office:value-type="string">
            <text:p>Return</text:p>
          </table:table-cell>
          <table:table-cell table:style-name="ce14" office:value-type="string">
            <text:p>Per Year</text:p>
          </table:table-cell>
          <table:table-cell table:style-name="ce14" office:value-type="string">
            <text:p>Stock Count</text:p>
          </table:table-cell>
          <table:table-cell table:style-name="Default" table:number-columns-repeated="2"/>
          <table:table-cell/>
          <table:table-cell table:style-name="ce14" table:number-columns-repeated="1005"/>
          <table:table-cell/>
        </table:table-row>
        <table:table-row table:style-name="ro3">
          <table:table-cell office:value-type="string">
            <text:p>BuyHold</text:p>
          </table:table-cell>
          <table:table-cell office:value-type="date" office:date-value="1982-01-04">
            <text:p>01/04/1982</text:p>
          </table:table-cell>
          <table:table-cell office:value-type="date" office:date-value="2017-12-22">
            <text:p>12/22/2017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655039.48">
            <text:p>$655,039</text:p>
          </table:table-cell>
          <table:table-cell table:style-name="ce15" table:formula="of:=([.E3]/[.D3])-1" office:value-type="percentage" office:value="20.8346493333333">
            <text:p>2083%</text:p>
          </table:table-cell>
          <table:table-cell table:style-name="ce16" table:formula="of:=[.F3]/36" office:value-type="percentage" office:value="0.578740259259259">
            <text:p>58%</text:p>
          </table:table-cell>
          <table:table-cell table:style-name="ce20" office:value-type="float" office:value="1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PriceMomentum</text:p>
          </table:table-cell>
          <table:table-cell office:value-type="date" office:date-value="1982-01-04">
            <text:p>01/04/1982</text:p>
          </table:table-cell>
          <table:table-cell office:value-type="date" office:date-value="2017-12-22">
            <text:p>12/22/2017</text:p>
          </table:table-cell>
          <table:table-cell office:value-type="currency" office:currency="USD" office:value="30000">
            <text:p>$30,000</text:p>
          </table:table-cell>
          <table:table-cell table:style-name="ce9" office:value-type="currency" office:currency="USD" office:value="13939780.1189997">
            <text:p>$13,939,780</text:p>
          </table:table-cell>
          <table:table-cell table:style-name="ce15" table:formula="of:=[.E4]/[.D4]" office:value-type="percentage" office:value="464.65933729999">
            <text:p>46466%</text:p>
          </table:table-cell>
          <table:table-cell table:style-name="ce16" table:formula="of:=[.F4]/36" office:value-type="percentage" office:value="12.9072038138886">
            <text:p>1291%</text:p>
          </table:table-cell>
          <table:table-cell table:style-name="ce20" office:value-type="float" office:value="2">
            <text:p>2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PriceMomentum</text:p>
          </table:table-cell>
          <table:table-cell office:value-type="date" office:date-value="1982-01-04">
            <text:p>01/04/1982</text:p>
          </table:table-cell>
          <table:table-cell office:value-type="date" office:date-value="2017-12-22">
            <text:p>12/22/2017</text:p>
          </table:table-cell>
          <table:table-cell office:value-type="currency" office:currency="USD" office:value="30000">
            <text:p>$30,000</text:p>
          </table:table-cell>
          <table:table-cell table:style-name="ce9" office:value-type="currency" office:currency="USD" office:value="4635795.61500005">
            <text:p>$4,635,796</text:p>
          </table:table-cell>
          <table:table-cell table:style-name="ce15" table:formula="of:=[.E5]/[.D5]" office:value-type="percentage" office:value="154.526520500002">
            <text:p>15453%</text:p>
          </table:table-cell>
          <table:table-cell table:style-name="ce16" table:formula="of:=[.F5]/36" office:value-type="percentage" office:value="4.29240334722227">
            <text:p>429%</text:p>
          </table:table-cell>
          <table:table-cell table:style-name="ce20" office:value-type="float" office:value="5">
            <text:p>5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PriceMomentum</text:p>
          </table:table-cell>
          <table:table-cell table:style-name="ce6" office:value-type="date" office:date-value="1982-01-04">
            <text:p>01/04/1982</text:p>
          </table:table-cell>
          <table:table-cell table:style-name="ce6" office:value-type="date" office:date-value="2017-12-22">
            <text:p>12/22/2017</text:p>
          </table:table-cell>
          <table:table-cell table:style-name="ce9" office:value-type="currency" office:currency="USD" office:value="30000">
            <text:p>$30,000</text:p>
          </table:table-cell>
          <table:table-cell table:style-name="ce9" office:value-type="currency" office:currency="USD" office:value="2460937.19600002">
            <text:p>$2,460,937</text:p>
          </table:table-cell>
          <table:table-cell table:style-name="ce16" table:formula="of:=[.E6]/[.D6]" office:value-type="percentage" office:value="82.0312398666673">
            <text:p>8203%</text:p>
          </table:table-cell>
          <table:table-cell table:style-name="ce16" table:formula="of:=[.F6]/36" office:value-type="percentage" office:value="2.27864555185187">
            <text:p>228%</text:p>
          </table:table-cell>
          <table:table-cell table:style-name="ce21" office:value-type="float" office:value="9">
            <text:p>9</text:p>
          </table:table-cell>
          <table:table-cell table:style-name="Default"/>
          <table:table-cell table:style-name="ce25" table:number-columns-repeated="1007"/>
          <table:table-cell/>
        </table:table-row>
        <table:table-row table:style-name="ro3">
          <table:table-cell table:number-columns-repeated="1017"/>
        </table:table-row>
        <table:table-row table:style-name="ro3">
          <table:table-cell table:style-name="ce1" office:value-type="string">
            <text:p>Yearly Comparisons: This compares the average, best. and worst performance of each model on a year by year basis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Model1</text:p>
          </table:table-cell>
          <table:table-cell table:style-name="ce4" office:value-type="string">
            <text:p>Model2</text:p>
          </table:table-cell>
          <table:table-cell table:style-name="ce4" office:value-type="string">
            <text:p>1<text:span text:style-name="T2">st</text:span> Year</text:p>
          </table:table-cell>
          <table:table-cell table:style-name="ce7" office:value-type="string">
            <text:p>Last Year</text:p>
          </table:table-cell>
          <table:table-cell table:style-name="ce11" office:value-type="string">
            <text:p>Ave Gain</text:p>
          </table:table-cell>
          <table:table-cell table:style-name="ce17" office:value-type="string">
            <text:p>Best Year</text:p>
          </table:table-cell>
          <table:table-cell table:style-name="ce11" office:value-type="string">
            <text:p>Best</text:p>
          </table:table-cell>
          <table:table-cell table:style-name="ce22" office:value-type="string">
            <text:p>Worst Year</text:p>
          </table:table-cell>
          <table:table-cell table:style-name="ce7" office:value-type="string">
            <text:p>Worst</text:p>
          </table:table-cell>
          <table:table-cell table:style-name="ce14" office:value-type="string">
            <text:p>Stocks</text:p>
          </table:table-cell>
          <table:table-cell table:style-name="ce14" table:number-columns-repeated="1007"/>
        </table:table-row>
        <table:table-row table:style-name="ro3">
          <table:table-cell office:value-type="string">
            <text:p>BuyHold</text:p>
          </table:table-cell>
          <table:table-cell table:style-name="Default" office:value-type="string">
            <text:p>PriceMomentum</text:p>
          </table:table-cell>
          <table:table-cell office:value-type="date" office:date-value="1982-01-02">
            <text:p>01/02/1982</text:p>
          </table:table-cell>
          <table:table-cell table:style-name="ce10" office:value-type="date" office:date-value="2017-01-02">
            <text:p>01/02/17</text:p>
          </table:table-cell>
          <table:table-cell table:style-name="ce12" office:value-type="percentage" office:value="0.250914075925926">
            <text:p>25.09%</text:p>
          </table:table-cell>
          <table:table-cell table:style-name="ce18" office:value-type="float" office:value="1999">
            <text:p>1999</text:p>
          </table:table-cell>
          <table:table-cell table:style-name="ce13" office:value-type="percentage" office:value="1.87960866666667">
            <text:p>187.96%</text:p>
          </table:table-cell>
          <table:table-cell table:style-name="ce23" office:value-type="float" office:value="1984">
            <text:p>1984</text:p>
          </table:table-cell>
          <table:table-cell table:style-name="ce13" office:value-type="percentage" office:value="-0.336324733333333">
            <text:p>-33.63%</text:p>
          </table:table-cell>
          <table:table-cell table:style-name="ce20" office:value-type="float" office:value="2">
            <text:p>2</text:p>
          </table:table-cell>
          <table:table-cell table:number-columns-repeated="1007"/>
        </table:table-row>
        <table:table-row table:style-name="ro3">
          <table:table-cell office:value-type="string">
            <text:p>BuyHold</text:p>
          </table:table-cell>
          <table:table-cell table:style-name="Default" office:value-type="string">
            <text:p>PriceMomentum</text:p>
          </table:table-cell>
          <table:table-cell office:value-type="date" office:date-value="1982-01-02">
            <text:p>01/02/1982</text:p>
          </table:table-cell>
          <table:table-cell table:style-name="ce10" office:value-type="date" office:date-value="2017-01-02">
            <text:p>01/02/17</text:p>
          </table:table-cell>
          <table:table-cell table:style-name="ce12" office:value-type="percentage" office:value="0.228501134259259">
            <text:p>22.85%</text:p>
          </table:table-cell>
          <table:table-cell table:style-name="ce18" office:value-type="float" office:value="1999">
            <text:p>1999</text:p>
          </table:table-cell>
          <table:table-cell table:style-name="ce13" office:value-type="percentage" office:value="1.7388915">
            <text:p>173.89%</text:p>
          </table:table-cell>
          <table:table-cell table:style-name="ce23" office:value-type="float" office:value="1984">
            <text:p>1984</text:p>
          </table:table-cell>
          <table:table-cell table:style-name="ce12" office:value-type="percentage" office:value="-0.154191366666666">
            <text:p>-15.42%</text:p>
          </table:table-cell>
          <table:table-cell table:style-name="ce20" office:value-type="float" office:value="5">
            <text:p>5</text:p>
          </table:table-cell>
          <table:table-cell table:number-columns-repeated="1007"/>
        </table:table-row>
        <table:table-row table:style-name="ro3">
          <table:table-cell office:value-type="string">
            <text:p>BuyHold</text:p>
          </table:table-cell>
          <table:table-cell table:style-name="Default" office:value-type="string">
            <text:p>PriceMomentum</text:p>
          </table:table-cell>
          <table:table-cell office:value-type="date" office:date-value="1982-01-02">
            <text:p>01/02/1982</text:p>
          </table:table-cell>
          <table:table-cell table:style-name="ce10" office:value-type="date" office:date-value="2017-01-02">
            <text:p>01/02/17</text:p>
          </table:table-cell>
          <table:table-cell table:style-name="ce12" office:value-type="percentage" office:value="0.193352661111111">
            <text:p>19.34%</text:p>
          </table:table-cell>
          <table:table-cell table:style-name="ce18" office:value-type="float" office:value="1999">
            <text:p>1999</text:p>
          </table:table-cell>
          <table:table-cell table:style-name="ce13" office:value-type="percentage" office:value="1.36186626666667">
            <text:p>136.19%</text:p>
          </table:table-cell>
          <table:table-cell table:style-name="ce23" office:value-type="float" office:value="1998">
            <text:p>1998</text:p>
          </table:table-cell>
          <table:table-cell table:style-name="ce13" office:value-type="percentage" office:value="-0.1274127">
            <text:p>-12.74%</text:p>
          </table:table-cell>
          <table:table-cell table:style-name="ce20" office:value-type="float" office:value="9">
            <text:p>9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13"/>
          <table:table-cell table:style-name="ce19"/>
          <table:table-cell table:style-name="ce13"/>
          <table:table-cell table:style-name="ce24"/>
          <table:table-cell table:style-name="Default" table:number-columns-repeated="2"/>
          <table:table-cell table:number-columns-repeated="1007"/>
        </table:table-row>
        <table:table-row table:style-name="ro3" table:number-rows-repeated="9">
          <table:table-cell table:number-columns-repeated="4"/>
          <table:table-cell table:style-name="ce13" table:number-columns-repeated="2"/>
          <table:table-cell/>
          <table:table-cell table:style-name="ce13"/>
          <table:table-cell table:number-columns-repeated="1009"/>
        </table:table-row>
        <table:table-row table:style-name="ro3" table:number-rows-repeated="4">
          <table:table-cell table:number-columns-repeated="7"/>
          <table:table-cell table:style-name="ce13"/>
          <table:table-cell table:number-columns-repeated="1009"/>
        </table:table-row>
        <table:table-row table:style-name="ro3" table:number-rows-repeated="1048549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Yearly Comparisions" table:style-name="ta1" table:print-ranges="'Yearly Comparisions'.A1:'Yearly Comparisions'.F38 'Yearly Comparisions'.F38:'Yearly Comparisions'.F38"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3" table:number-columns-repeated="1018" table:default-cell-style-name="Default"/>
        <table:table-row table:style-name="ro5">
          <table:table-cell table:style-name="ce26" office:value-type="string">
            <text:p>Year</text:p>
          </table:table-cell>
          <table:table-cell table:style-name="ce27" office:value-type="string">
            <text:p>Buy Hold End Value</text:p>
          </table:table-cell>
          <table:table-cell table:style-name="ce27" office:value-type="string">
            <text:p>PM End Value 9 Stocks</text:p>
          </table:table-cell>
          <table:table-cell table:style-name="ce28" office:value-type="string">
            <text:p>Buy Hold Gain</text:p>
          </table:table-cell>
          <table:table-cell table:style-name="ce28" office:value-type="string">
            <text:p>PM Gain</text:p>
          </table:table-cell>
          <table:table-cell table:style-name="ce28" office:value-type="string">
            <text:p>Difference</text:p>
          </table:table-cell>
          <table:table-cell table:style-name="ce26">
            <draw:frame table:end-cell-address="'Yearly Comparisions'.R38" table:end-x="0.515in" table:end-y="0.0945in" draw:z-index="0" draw:style-name="gr1" draw:text-style-name="P1" svg:width="10.148in" svg:height="6.5929in" svg:x="0.1461in" svg:y="0.4496in">
              <draw:object draw:notify-on-update-of-ranges="'Yearly Comparisions'.A2:'Yearly Comparisions'.A37 'Yearly Comparisions'.B1:'Yearly Comparisions'.B1 'Yearly Comparisions'.B2:'Yearly Comparisions'.B37 'Yearly Comparisions'.C1:'Yearly Comparisions'.C1 'Yearly Comparisions'.C2:'Yearly Comparisions'.C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6" table:number-columns-repeated="1017"/>
        </table:table-row>
        <table:table-row table:style-name="ro3">
          <table:table-cell table:style-name="ce24" office:value-type="float" office:value="1982">
            <text:p>1982</text:p>
          </table:table-cell>
          <table:table-cell office:value-type="currency" office:currency="USD" office:value="33759.23">
            <text:p>$33,759</text:p>
          </table:table-cell>
          <table:table-cell office:value-type="currency" office:currency="USD" office:value="44597.184">
            <text:p>$44,597</text:p>
          </table:table-cell>
          <table:table-cell table:style-name="ce29" table:formula="of:=([.B2]/30000)-1" office:value-type="percentage" office:value="0.125307666666667">
            <text:p>12.53%</text:p>
          </table:table-cell>
          <table:table-cell table:style-name="ce29" table:formula="of:=([.C2]/30000)-1" office:value-type="percentage" office:value="0.4865728">
            <text:p>48.66%</text:p>
          </table:table-cell>
          <table:table-cell table:style-name="ce29" table:formula="of:=[.E2]-[.D2]" office:value-type="percentage" office:value="0.361265133333333">
            <text:p>36.13%</text:p>
          </table:table-cell>
          <table:table-cell table:number-columns-repeated="1018"/>
        </table:table-row>
        <table:table-row table:style-name="ro3">
          <table:table-cell office:value-type="float" office:value="1983">
            <text:p>1983</text:p>
          </table:table-cell>
          <table:table-cell office:value-type="currency" office:currency="USD" office:value="34969.12">
            <text:p>$34,969</text:p>
          </table:table-cell>
          <table:table-cell office:value-type="currency" office:currency="USD" office:value="41128.614">
            <text:p>$41,129</text:p>
          </table:table-cell>
          <table:table-cell table:style-name="ce29" table:formula="of:=([.B3]/30000)-1" office:value-type="percentage" office:value="0.165637333333333">
            <text:p>16.56%</text:p>
          </table:table-cell>
          <table:table-cell table:style-name="ce29" table:formula="of:=([.C3]/30000)-1" office:value-type="percentage" office:value="0.3709538">
            <text:p>37.10%</text:p>
          </table:table-cell>
          <table:table-cell table:style-name="ce29" table:formula="of:=[.E3]-[.D3]" office:value-type="percentage" office:value="0.205316466666667">
            <text:p>20.53%</text:p>
          </table:table-cell>
          <table:table-cell table:number-columns-repeated="1018"/>
        </table:table-row>
        <table:table-row table:style-name="ro3">
          <table:table-cell office:value-type="float" office:value="1984">
            <text:p>1984</text:p>
          </table:table-cell>
          <table:table-cell office:value-type="currency" office:currency="USD" office:value="30087.48">
            <text:p>$30,087</text:p>
          </table:table-cell>
          <table:table-cell office:value-type="currency" office:currency="USD" office:value="28281.695">
            <text:p>$28,282</text:p>
          </table:table-cell>
          <table:table-cell table:style-name="ce29" table:formula="of:=([.B4]/30000)-1" office:value-type="percentage" office:value="0.00291599999999992">
            <text:p>0.29%</text:p>
          </table:table-cell>
          <table:table-cell table:style-name="ce29" table:formula="of:=([.C4]/30000)-1" office:value-type="percentage" office:value="-0.0572768333333333">
            <text:p>-5.73%</text:p>
          </table:table-cell>
          <table:table-cell table:style-name="ce29" table:formula="of:=[.E4]-[.D4]" office:value-type="percentage" office:value="-0.0601928333333333">
            <text:p>-6.02%</text:p>
          </table:table-cell>
          <table:table-cell table:number-columns-repeated="1018"/>
        </table:table-row>
        <table:table-row table:style-name="ro3">
          <table:table-cell office:value-type="float" office:value="1985">
            <text:p>1985</text:p>
          </table:table-cell>
          <table:table-cell office:value-type="currency" office:currency="USD" office:value="37614.09">
            <text:p>$37,614</text:p>
          </table:table-cell>
          <table:table-cell office:value-type="currency" office:currency="USD" office:value="39360.442">
            <text:p>$39,360</text:p>
          </table:table-cell>
          <table:table-cell table:style-name="ce29" table:formula="of:=([.B5]/30000)-1" office:value-type="percentage" office:value="0.253803">
            <text:p>25.38%</text:p>
          </table:table-cell>
          <table:table-cell table:style-name="ce29" table:formula="of:=([.C5]/30000)-1" office:value-type="percentage" office:value="0.312014733333333">
            <text:p>31.20%</text:p>
          </table:table-cell>
          <table:table-cell table:style-name="ce29" table:formula="of:=[.E5]-[.D5]" office:value-type="percentage" office:value="0.0582117333333336">
            <text:p>5.82%</text:p>
          </table:table-cell>
          <table:table-cell table:number-columns-repeated="1018"/>
        </table:table-row>
        <table:table-row table:style-name="ro3">
          <table:table-cell office:value-type="float" office:value="1986">
            <text:p>1986</text:p>
          </table:table-cell>
          <table:table-cell office:value-type="currency" office:currency="USD" office:value="34288.77">
            <text:p>$34,289</text:p>
          </table:table-cell>
          <table:table-cell office:value-type="currency" office:currency="USD" office:value="41033.266">
            <text:p>$41,033</text:p>
          </table:table-cell>
          <table:table-cell table:style-name="ce29" table:formula="of:=([.B6]/30000)-1" office:value-type="percentage" office:value="0.142959">
            <text:p>14.30%</text:p>
          </table:table-cell>
          <table:table-cell table:style-name="ce29" table:formula="of:=([.C6]/30000)-1" office:value-type="percentage" office:value="0.367775533333333">
            <text:p>36.78%</text:p>
          </table:table-cell>
          <table:table-cell table:style-name="ce29" table:formula="of:=[.E6]-[.D6]" office:value-type="percentage" office:value="0.224816533333334">
            <text:p>22.48%</text:p>
          </table:table-cell>
          <table:table-cell table:number-columns-repeated="1018"/>
        </table:table-row>
        <table:table-row table:style-name="ro3">
          <table:table-cell office:value-type="float" office:value="1987">
            <text:p>1987</text:p>
          </table:table-cell>
          <table:table-cell office:value-type="currency" office:currency="USD" office:value="30533.5">
            <text:p>$30,534</text:p>
          </table:table-cell>
          <table:table-cell office:value-type="currency" office:currency="USD" office:value="34853.793">
            <text:p>$34,854</text:p>
          </table:table-cell>
          <table:table-cell table:style-name="ce29" table:formula="of:=([.B7]/30000)-1" office:value-type="percentage" office:value="0.0177833333333333">
            <text:p>1.78%</text:p>
          </table:table-cell>
          <table:table-cell table:style-name="ce29" table:formula="of:=([.C7]/30000)-1" office:value-type="percentage" office:value="0.1617931">
            <text:p>16.18%</text:p>
          </table:table-cell>
          <table:table-cell table:style-name="ce29" table:formula="of:=[.E7]-[.D7]" office:value-type="percentage" office:value="0.144009766666667">
            <text:p>14.40%</text:p>
          </table:table-cell>
          <table:table-cell table:number-columns-repeated="1018"/>
        </table:table-row>
        <table:table-row table:style-name="ro3">
          <table:table-cell office:value-type="float" office:value="1988">
            <text:p>1988</text:p>
          </table:table-cell>
          <table:table-cell office:value-type="currency" office:currency="USD" office:value="33802.48">
            <text:p>$33,802</text:p>
          </table:table-cell>
          <table:table-cell office:value-type="currency" office:currency="USD" office:value="29980.099">
            <text:p>$29,980</text:p>
          </table:table-cell>
          <table:table-cell table:style-name="ce29" table:formula="of:=([.B8]/30000)-1" office:value-type="percentage" office:value="0.126749333333333">
            <text:p>12.67%</text:p>
          </table:table-cell>
          <table:table-cell table:style-name="ce29" table:formula="of:=([.C8]/30000)-1" office:value-type="percentage" office:value="-0.000663366666666776">
            <text:p>-0.07%</text:p>
          </table:table-cell>
          <table:table-cell table:style-name="ce29" table:formula="of:=[.E8]-[.D8]" office:value-type="percentage" office:value="-0.1274127">
            <text:p>-12.74%</text:p>
          </table:table-cell>
          <table:table-cell table:number-columns-repeated="1018"/>
        </table:table-row>
        <table:table-row table:style-name="ro3">
          <table:table-cell office:value-type="float" office:value="1989">
            <text:p>1989</text:p>
          </table:table-cell>
          <table:table-cell office:value-type="currency" office:currency="USD" office:value="37467.61">
            <text:p>$37,468</text:p>
          </table:table-cell>
          <table:table-cell office:value-type="currency" office:currency="USD" office:value="39880.113">
            <text:p>$39,880</text:p>
          </table:table-cell>
          <table:table-cell table:style-name="ce29" table:formula="of:=([.B9]/30000)-1" office:value-type="percentage" office:value="0.248920333333333">
            <text:p>24.89%</text:p>
          </table:table-cell>
          <table:table-cell table:style-name="ce29" table:formula="of:=([.C9]/30000)-1" office:value-type="percentage" office:value="0.3293371">
            <text:p>32.93%</text:p>
          </table:table-cell>
          <table:table-cell table:style-name="ce29" table:formula="of:=[.E9]-[.D9]" office:value-type="percentage" office:value="0.0804167666666664">
            <text:p>8.04%</text:p>
          </table:table-cell>
          <table:table-cell table:number-columns-repeated="1018"/>
        </table:table-row>
        <table:table-row table:style-name="ro3">
          <table:table-cell office:value-type="float" office:value="1990">
            <text:p>1990</text:p>
          </table:table-cell>
          <table:table-cell office:value-type="currency" office:currency="USD" office:value="28111.9">
            <text:p>$28,112</text:p>
          </table:table-cell>
          <table:table-cell office:value-type="currency" office:currency="USD" office:value="34887.038">
            <text:p>$34,887</text:p>
          </table:table-cell>
          <table:table-cell table:style-name="ce29" table:formula="of:=([.B10]/30000)-1" office:value-type="percentage" office:value="-0.0629366666666666">
            <text:p>-6.29%</text:p>
          </table:table-cell>
          <table:table-cell table:style-name="ce29" table:formula="of:=([.C10]/30000)-1" office:value-type="percentage" office:value="0.162901266666667">
            <text:p>16.29%</text:p>
          </table:table-cell>
          <table:table-cell table:style-name="ce29" table:formula="of:=[.E10]-[.D10]" office:value-type="percentage" office:value="0.225837933333333">
            <text:p>22.58%</text:p>
          </table:table-cell>
          <table:table-cell table:number-columns-repeated="1018"/>
        </table:table-row>
        <table:table-row table:style-name="ro3">
          <table:table-cell office:value-type="float" office:value="1991">
            <text:p>1991</text:p>
          </table:table-cell>
          <table:table-cell office:value-type="currency" office:currency="USD" office:value="37711.64">
            <text:p>$37,712</text:p>
          </table:table-cell>
          <table:table-cell office:value-type="currency" office:currency="USD" office:value="55532.707">
            <text:p>$55,533</text:p>
          </table:table-cell>
          <table:table-cell table:style-name="ce29" table:formula="of:=([.B11]/30000)-1" office:value-type="percentage" office:value="0.257054666666667">
            <text:p>25.71%</text:p>
          </table:table-cell>
          <table:table-cell table:style-name="ce29" table:formula="of:=([.C11]/30000)-1" office:value-type="percentage" office:value="0.851090233333333">
            <text:p>85.11%</text:p>
          </table:table-cell>
          <table:table-cell table:style-name="ce29" table:formula="of:=[.E11]-[.D11]" office:value-type="percentage" office:value="0.594035566666667">
            <text:p>59.40%</text:p>
          </table:table-cell>
          <table:table-cell table:number-columns-repeated="1018"/>
        </table:table-row>
        <table:table-row table:style-name="ro3">
          <table:table-cell office:value-type="float" office:value="1992">
            <text:p>1992</text:p>
          </table:table-cell>
          <table:table-cell office:value-type="currency" office:currency="USD" office:value="31409.87">
            <text:p>$31,410</text:p>
          </table:table-cell>
          <table:table-cell office:value-type="currency" office:currency="USD" office:value="42285.629">
            <text:p>$42,286</text:p>
          </table:table-cell>
          <table:table-cell table:style-name="ce29" table:formula="of:=([.B12]/30000)-1" office:value-type="percentage" office:value="0.0469956666666667">
            <text:p>4.70%</text:p>
          </table:table-cell>
          <table:table-cell table:style-name="ce29" table:formula="of:=([.C12]/30000)-1" office:value-type="percentage" office:value="0.409520966666667">
            <text:p>40.95%</text:p>
          </table:table-cell>
          <table:table-cell table:style-name="ce29" table:formula="of:=[.E12]-[.D12]" office:value-type="percentage" office:value="0.3625253">
            <text:p>36.25%</text:p>
          </table:table-cell>
          <table:table-cell table:number-columns-repeated="1018"/>
        </table:table-row>
        <table:table-row table:style-name="ro3">
          <table:table-cell office:value-type="float" office:value="1993">
            <text:p>1993</text:p>
          </table:table-cell>
          <table:table-cell office:value-type="currency" office:currency="USD" office:value="32234.64">
            <text:p>$32,235</text:p>
          </table:table-cell>
          <table:table-cell office:value-type="currency" office:currency="USD" office:value="45804.833">
            <text:p>$45,805</text:p>
          </table:table-cell>
          <table:table-cell table:style-name="ce29" table:formula="of:=([.B13]/30000)-1" office:value-type="percentage" office:value="0.0744879999999999">
            <text:p>7.45%</text:p>
          </table:table-cell>
          <table:table-cell table:style-name="ce29" table:formula="of:=([.C13]/30000)-1" office:value-type="percentage" office:value="0.526827766666667">
            <text:p>52.68%</text:p>
          </table:table-cell>
          <table:table-cell table:style-name="ce29" table:formula="of:=[.E13]-[.D13]" office:value-type="percentage" office:value="0.452339766666667">
            <text:p>45.23%</text:p>
          </table:table-cell>
          <table:table-cell table:number-columns-repeated="1018"/>
        </table:table-row>
        <table:table-row table:style-name="ro3">
          <table:table-cell office:value-type="float" office:value="1994">
            <text:p>1994</text:p>
          </table:table-cell>
          <table:table-cell office:value-type="currency" office:currency="USD" office:value="29745.45">
            <text:p>$29,745</text:p>
          </table:table-cell>
          <table:table-cell office:value-type="currency" office:currency="USD" office:value="34736.488">
            <text:p>$34,736</text:p>
          </table:table-cell>
          <table:table-cell table:style-name="ce29" table:formula="of:=([.B14]/30000)-1" office:value-type="percentage" office:value="-0.00848499999999996">
            <text:p>-0.85%</text:p>
          </table:table-cell>
          <table:table-cell table:style-name="ce29" table:formula="of:=([.C14]/30000)-1" office:value-type="percentage" office:value="0.157882933333333">
            <text:p>15.79%</text:p>
          </table:table-cell>
          <table:table-cell table:style-name="ce29" table:formula="of:=[.E14]-[.D14]" office:value-type="percentage" office:value="0.166367933333333">
            <text:p>16.64%</text:p>
          </table:table-cell>
          <table:table-cell table:number-columns-repeated="1018"/>
        </table:table-row>
        <table:table-row table:style-name="ro3">
          <table:table-cell office:value-type="float" office:value="1995">
            <text:p>1995</text:p>
          </table:table-cell>
          <table:table-cell office:value-type="currency" office:currency="USD" office:value="39529.58">
            <text:p>$39,530</text:p>
          </table:table-cell>
          <table:table-cell office:value-type="currency" office:currency="USD" office:value="46903.12">
            <text:p>$46,903</text:p>
          </table:table-cell>
          <table:table-cell table:style-name="ce29" table:formula="of:=([.B15]/30000)-1" office:value-type="percentage" office:value="0.317652666666667">
            <text:p>31.77%</text:p>
          </table:table-cell>
          <table:table-cell table:style-name="ce29" table:formula="of:=([.C15]/30000)-1" office:value-type="percentage" office:value="0.563437333333333">
            <text:p>56.34%</text:p>
          </table:table-cell>
          <table:table-cell table:style-name="ce29" table:formula="of:=[.E15]-[.D15]" office:value-type="percentage" office:value="0.245784666666667">
            <text:p>24.58%</text:p>
          </table:table-cell>
          <table:table-cell table:number-columns-repeated="1018"/>
        </table:table-row>
        <table:table-row table:style-name="ro3">
          <table:table-cell office:value-type="float" office:value="1996">
            <text:p>1996</text:p>
          </table:table-cell>
          <table:table-cell office:value-type="currency" office:currency="USD" office:value="36365.92">
            <text:p>$36,366</text:p>
          </table:table-cell>
          <table:table-cell office:value-type="currency" office:currency="USD" office:value="33665.05">
            <text:p>$33,665</text:p>
          </table:table-cell>
          <table:table-cell table:style-name="ce29" table:formula="of:=([.B16]/30000)-1" office:value-type="percentage" office:value="0.212197333333333">
            <text:p>21.22%</text:p>
          </table:table-cell>
          <table:table-cell table:style-name="ce29" table:formula="of:=([.C16]/30000)-1" office:value-type="percentage" office:value="0.122168333333333">
            <text:p>12.22%</text:p>
          </table:table-cell>
          <table:table-cell table:style-name="ce29" table:formula="of:=[.E16]-[.D16]" office:value-type="percentage" office:value="-0.0900289999999999">
            <text:p>-9.00%</text:p>
          </table:table-cell>
          <table:table-cell table:number-columns-repeated="1018"/>
        </table:table-row>
        <table:table-row table:style-name="ro3">
          <table:table-cell office:value-type="float" office:value="1997">
            <text:p>1997</text:p>
          </table:table-cell>
          <table:table-cell office:value-type="currency" office:currency="USD" office:value="38599.11">
            <text:p>$38,599</text:p>
          </table:table-cell>
          <table:table-cell office:value-type="currency" office:currency="USD" office:value="40517.123">
            <text:p>$40,517</text:p>
          </table:table-cell>
          <table:table-cell table:style-name="ce29" table:formula="of:=([.B17]/30000)-1" office:value-type="percentage" office:value="0.286637">
            <text:p>28.66%</text:p>
          </table:table-cell>
          <table:table-cell table:style-name="ce29" table:formula="of:=([.C17]/30000)-1" office:value-type="percentage" office:value="0.350570766666667">
            <text:p>35.06%</text:p>
          </table:table-cell>
          <table:table-cell table:style-name="ce29" table:formula="of:=[.E17]-[.D17]" office:value-type="percentage" office:value="0.0639337666666666">
            <text:p>6.39%</text:p>
          </table:table-cell>
          <table:table-cell table:number-columns-repeated="1018"/>
        </table:table-row>
        <table:table-row table:style-name="ro3">
          <table:table-cell office:value-type="float" office:value="1998">
            <text:p>1998</text:p>
          </table:table-cell>
          <table:table-cell office:value-type="currency" office:currency="USD" office:value="37845">
            <text:p>$37,845</text:p>
          </table:table-cell>
          <table:table-cell office:value-type="currency" office:currency="USD" office:value="44660.056">
            <text:p>$44,660</text:p>
          </table:table-cell>
          <table:table-cell table:style-name="ce29" table:formula="of:=([.B18]/30000)-1" office:value-type="percentage" office:value="0.2615">
            <text:p>26.15%</text:p>
          </table:table-cell>
          <table:table-cell table:style-name="ce29" table:formula="of:=([.C18]/30000)-1" office:value-type="percentage" office:value="0.488668533333333">
            <text:p>48.87%</text:p>
          </table:table-cell>
          <table:table-cell table:style-name="ce29" table:formula="of:=[.E18]-[.D18]" office:value-type="percentage" office:value="0.227168533333333">
            <text:p>22.72%</text:p>
          </table:table-cell>
          <table:table-cell table:number-columns-repeated="1018"/>
        </table:table-row>
        <table:table-row table:style-name="ro3">
          <table:table-cell office:value-type="float" office:value="1999">
            <text:p>1999</text:p>
          </table:table-cell>
          <table:table-cell office:value-type="currency" office:currency="USD" office:value="34876.68">
            <text:p>$34,877</text:p>
          </table:table-cell>
          <table:table-cell office:value-type="currency" office:currency="USD" office:value="75732.668">
            <text:p>$75,733</text:p>
          </table:table-cell>
          <table:table-cell table:style-name="ce29" table:formula="of:=([.B19]/30000)-1" office:value-type="percentage" office:value="0.162556">
            <text:p>16.26%</text:p>
          </table:table-cell>
          <table:table-cell table:style-name="ce29" table:formula="of:=([.C19]/30000)-1" office:value-type="percentage" office:value="1.52442226666667">
            <text:p>152.44%</text:p>
          </table:table-cell>
          <table:table-cell table:style-name="ce29" table:formula="of:=[.E19]-[.D19]" office:value-type="percentage" office:value="1.36186626666667">
            <text:p>136.19%</text:p>
          </table:table-cell>
          <table:table-cell table:number-columns-repeated="1018"/>
        </table:table-row>
        <table:table-row table:style-name="ro3">
          <table:table-cell office:value-type="float" office:value="2000">
            <text:p>2000</text:p>
          </table:table-cell>
          <table:table-cell office:value-type="currency" office:currency="USD" office:value="27007.34">
            <text:p>$27,007</text:p>
          </table:table-cell>
          <table:table-cell office:value-type="currency" office:currency="USD" office:value="29713.875">
            <text:p>$29,714</text:p>
          </table:table-cell>
          <table:table-cell table:style-name="ce29" table:formula="of:=([.B20]/30000)-1" office:value-type="percentage" office:value="-0.0997553333333333">
            <text:p>-9.98%</text:p>
          </table:table-cell>
          <table:table-cell table:style-name="ce29" table:formula="of:=([.C20]/30000)-1" office:value-type="percentage" office:value="-0.00953749999999998">
            <text:p>-0.95%</text:p>
          </table:table-cell>
          <table:table-cell table:style-name="ce29" table:formula="of:=[.E20]-[.D20]" office:value-type="percentage" office:value="0.0902178333333333">
            <text:p>9.02%</text:p>
          </table:table-cell>
          <table:table-cell table:number-columns-repeated="1018"/>
        </table:table-row>
        <table:table-row table:style-name="ro3">
          <table:table-cell office:value-type="float" office:value="2001">
            <text:p>2001</text:p>
          </table:table-cell>
          <table:table-cell office:value-type="currency" office:currency="USD" office:value="28156.02">
            <text:p>$28,156</text:p>
          </table:table-cell>
          <table:table-cell office:value-type="currency" office:currency="USD" office:value="30046.667">
            <text:p>$30,047</text:p>
          </table:table-cell>
          <table:table-cell table:style-name="ce29" table:formula="of:=([.B21]/30000)-1" office:value-type="percentage" office:value="-0.061466">
            <text:p>-6.15%</text:p>
          </table:table-cell>
          <table:table-cell table:style-name="ce29" table:formula="of:=([.C21]/30000)-1" office:value-type="percentage" office:value="0.00155556666666667">
            <text:p>0.16%</text:p>
          </table:table-cell>
          <table:table-cell table:style-name="ce29" table:formula="of:=[.E21]-[.D21]" office:value-type="percentage" office:value="0.0630215666666667">
            <text:p>6.30%</text:p>
          </table:table-cell>
          <table:table-cell table:number-columns-repeated="1018"/>
        </table:table-row>
        <table:table-row table:style-name="ro3">
          <table:table-cell office:value-type="float" office:value="2002">
            <text:p>2002</text:p>
          </table:table-cell>
          <table:table-cell office:value-type="currency" office:currency="USD" office:value="23463.94">
            <text:p>$23,464</text:p>
          </table:table-cell>
          <table:table-cell office:value-type="currency" office:currency="USD" office:value="29675.865">
            <text:p>$29,676</text:p>
          </table:table-cell>
          <table:table-cell table:style-name="ce29" table:formula="of:=([.B22]/30000)-1" office:value-type="percentage" office:value="-0.217868666666667">
            <text:p>-21.79%</text:p>
          </table:table-cell>
          <table:table-cell table:style-name="ce29" table:formula="of:=([.C22]/30000)-1" office:value-type="percentage" office:value="-0.0108045">
            <text:p>-1.08%</text:p>
          </table:table-cell>
          <table:table-cell table:style-name="ce29" table:formula="of:=[.E22]-[.D22]" office:value-type="percentage" office:value="0.207064166666667">
            <text:p>20.71%</text:p>
          </table:table-cell>
          <table:table-cell table:number-columns-repeated="1018"/>
        </table:table-row>
        <table:table-row table:style-name="ro3">
          <table:table-cell office:value-type="float" office:value="2003">
            <text:p>2003</text:p>
          </table:table-cell>
          <table:table-cell office:value-type="currency" office:currency="USD" office:value="37037.64">
            <text:p>$37,038</text:p>
          </table:table-cell>
          <table:table-cell office:value-type="currency" office:currency="USD" office:value="45967.497">
            <text:p>$45,967</text:p>
          </table:table-cell>
          <table:table-cell table:style-name="ce29" table:formula="of:=([.B23]/30000)-1" office:value-type="percentage" office:value="0.234588">
            <text:p>23.46%</text:p>
          </table:table-cell>
          <table:table-cell table:style-name="ce29" table:formula="of:=([.C23]/30000)-1" office:value-type="percentage" office:value="0.5322499">
            <text:p>53.22%</text:p>
          </table:table-cell>
          <table:table-cell table:style-name="ce29" table:formula="of:=[.E23]-[.D23]" office:value-type="percentage" office:value="0.2976619">
            <text:p>29.77%</text:p>
          </table:table-cell>
          <table:table-cell table:number-columns-repeated="1018"/>
        </table:table-row>
        <table:table-row table:style-name="ro3">
          <table:table-cell office:value-type="float" office:value="2004">
            <text:p>2004</text:p>
          </table:table-cell>
          <table:table-cell office:value-type="currency" office:currency="USD" office:value="32561.68">
            <text:p>$32,562</text:p>
          </table:table-cell>
          <table:table-cell office:value-type="currency" office:currency="USD" office:value="31703.661">
            <text:p>$31,704</text:p>
          </table:table-cell>
          <table:table-cell table:style-name="ce29" table:formula="of:=([.B24]/30000)-1" office:value-type="percentage" office:value="0.0853893333333333">
            <text:p>8.54%</text:p>
          </table:table-cell>
          <table:table-cell table:style-name="ce29" table:formula="of:=([.C24]/30000)-1" office:value-type="percentage" office:value="0.0567887">
            <text:p>5.68%</text:p>
          </table:table-cell>
          <table:table-cell table:style-name="ce29" table:formula="of:=[.E24]-[.D24]" office:value-type="percentage" office:value="-0.0286006333333333">
            <text:p>-2.86%</text:p>
          </table:table-cell>
          <table:table-cell table:number-columns-repeated="1018"/>
        </table:table-row>
        <table:table-row table:style-name="ro3">
          <table:table-cell office:value-type="float" office:value="2005">
            <text:p>2005</text:p>
          </table:table-cell>
          <table:table-cell office:value-type="currency" office:currency="USD" office:value="30770.94">
            <text:p>$30,771</text:p>
          </table:table-cell>
          <table:table-cell office:value-type="currency" office:currency="USD" office:value="38379.954">
            <text:p>$38,380</text:p>
          </table:table-cell>
          <table:table-cell table:style-name="ce29" table:formula="of:=([.B25]/30000)-1" office:value-type="percentage" office:value="0.025698">
            <text:p>2.57%</text:p>
          </table:table-cell>
          <table:table-cell table:style-name="ce29" table:formula="of:=([.C25]/30000)-1" office:value-type="percentage" office:value="0.2793318">
            <text:p>27.93%</text:p>
          </table:table-cell>
          <table:table-cell table:style-name="ce29" table:formula="of:=[.E25]-[.D25]" office:value-type="percentage" office:value="0.2536338">
            <text:p>25.36%</text:p>
          </table:table-cell>
          <table:table-cell table:number-columns-repeated="1018"/>
        </table:table-row>
        <table:table-row table:style-name="ro3">
          <table:table-cell office:value-type="float" office:value="2006">
            <text:p>2006</text:p>
          </table:table-cell>
          <table:table-cell office:value-type="currency" office:currency="USD" office:value="33260.38">
            <text:p>$33,260</text:p>
          </table:table-cell>
          <table:table-cell office:value-type="currency" office:currency="USD" office:value="36870.904">
            <text:p>$36,871</text:p>
          </table:table-cell>
          <table:table-cell table:style-name="ce29" table:formula="of:=([.B26]/30000)-1" office:value-type="percentage" office:value="0.108679333333333">
            <text:p>10.87%</text:p>
          </table:table-cell>
          <table:table-cell table:style-name="ce29" table:formula="of:=([.C26]/30000)-1" office:value-type="percentage" office:value="0.229030133333333">
            <text:p>22.90%</text:p>
          </table:table-cell>
          <table:table-cell table:style-name="ce29" table:formula="of:=[.E26]-[.D26]" office:value-type="percentage" office:value="0.1203508">
            <text:p>12.04%</text:p>
          </table:table-cell>
          <table:table-cell table:number-columns-repeated="1018"/>
        </table:table-row>
        <table:table-row table:style-name="ro3">
          <table:table-cell office:value-type="float" office:value="2007">
            <text:p>2007</text:p>
          </table:table-cell>
          <table:table-cell office:value-type="currency" office:currency="USD" office:value="31006.6">
            <text:p>$31,007</text:p>
          </table:table-cell>
          <table:table-cell office:value-type="currency" office:currency="USD" office:value="39857.056">
            <text:p>$39,857</text:p>
          </table:table-cell>
          <table:table-cell table:style-name="ce29" table:formula="of:=([.B27]/30000)-1" office:value-type="percentage" office:value="0.0335533333333333">
            <text:p>3.36%</text:p>
          </table:table-cell>
          <table:table-cell table:style-name="ce29" table:formula="of:=([.C27]/30000)-1" office:value-type="percentage" office:value="0.328568533333333">
            <text:p>32.86%</text:p>
          </table:table-cell>
          <table:table-cell table:style-name="ce29" table:formula="of:=[.E27]-[.D27]" office:value-type="percentage" office:value="0.2950152">
            <text:p>29.50%</text:p>
          </table:table-cell>
          <table:table-cell table:number-columns-repeated="1018"/>
        </table:table-row>
        <table:table-row table:style-name="ro3">
          <table:table-cell office:value-type="float" office:value="2008">
            <text:p>2008</text:p>
          </table:table-cell>
          <table:table-cell office:value-type="currency" office:currency="USD" office:value="19203.12">
            <text:p>$19,203</text:p>
          </table:table-cell>
          <table:table-cell office:value-type="currency" office:currency="USD" office:value="18493.983">
            <text:p>$18,494</text:p>
          </table:table-cell>
          <table:table-cell table:style-name="ce29" table:formula="of:=([.B28]/30000)-1" office:value-type="percentage" office:value="-0.359896">
            <text:p>-35.99%</text:p>
          </table:table-cell>
          <table:table-cell table:style-name="ce29" table:formula="of:=([.C28]/30000)-1" office:value-type="percentage" office:value="-0.3835339">
            <text:p>-38.35%</text:p>
          </table:table-cell>
          <table:table-cell table:style-name="ce29" table:formula="of:=[.E28]-[.D28]" office:value-type="percentage" office:value="-0.0236379">
            <text:p>-2.36%</text:p>
          </table:table-cell>
          <table:table-cell table:number-columns-repeated="1018"/>
        </table:table-row>
        <table:table-row table:style-name="ro3">
          <table:table-cell office:value-type="float" office:value="2009">
            <text:p>2009</text:p>
          </table:table-cell>
          <table:table-cell office:value-type="currency" office:currency="USD" office:value="36896.44">
            <text:p>$36,896</text:p>
          </table:table-cell>
          <table:table-cell office:value-type="currency" office:currency="USD" office:value="40493.009">
            <text:p>$40,493</text:p>
          </table:table-cell>
          <table:table-cell table:style-name="ce29" table:formula="of:=([.B29]/30000)-1" office:value-type="percentage" office:value="0.229881333333333">
            <text:p>22.99%</text:p>
          </table:table-cell>
          <table:table-cell table:style-name="ce29" table:formula="of:=([.C29]/30000)-1" office:value-type="percentage" office:value="0.349766966666667">
            <text:p>34.98%</text:p>
          </table:table-cell>
          <table:table-cell table:style-name="ce29" table:formula="of:=[.E29]-[.D29]" office:value-type="percentage" office:value="0.119885633333333">
            <text:p>11.99%</text:p>
          </table:table-cell>
          <table:table-cell table:number-columns-repeated="1018"/>
        </table:table-row>
        <table:table-row table:style-name="ro3">
          <table:table-cell office:value-type="float" office:value="2010">
            <text:p>2010</text:p>
          </table:table-cell>
          <table:table-cell office:value-type="currency" office:currency="USD" office:value="33622.44">
            <text:p>$33,622</text:p>
          </table:table-cell>
          <table:table-cell office:value-type="currency" office:currency="USD" office:value="39020.987">
            <text:p>$39,021</text:p>
          </table:table-cell>
          <table:table-cell table:style-name="ce29" table:formula="of:=([.B30]/30000)-1" office:value-type="percentage" office:value="0.120748">
            <text:p>12.07%</text:p>
          </table:table-cell>
          <table:table-cell table:style-name="ce29" table:formula="of:=([.C30]/30000)-1" office:value-type="percentage" office:value="0.300699566666667">
            <text:p>30.07%</text:p>
          </table:table-cell>
          <table:table-cell table:style-name="ce29" table:formula="of:=[.E30]-[.D30]" office:value-type="percentage" office:value="0.179951566666667">
            <text:p>18.00%</text:p>
          </table:table-cell>
          <table:table-cell table:number-columns-repeated="1018"/>
        </table:table-row>
        <table:table-row table:style-name="ro3">
          <table:table-cell office:value-type="float" office:value="2011">
            <text:p>2011</text:p>
          </table:table-cell>
          <table:table-cell office:value-type="currency" office:currency="USD" office:value="30011.44">
            <text:p>$30,011</text:p>
          </table:table-cell>
          <table:table-cell office:value-type="currency" office:currency="USD" office:value="30337.222">
            <text:p>$30,337</text:p>
          </table:table-cell>
          <table:table-cell table:style-name="ce29" table:formula="of:=([.B31]/30000)-1" office:value-type="percentage" office:value="0.000381333333333345">
            <text:p>0.04%</text:p>
          </table:table-cell>
          <table:table-cell table:style-name="ce29" table:formula="of:=([.C31]/30000)-1" office:value-type="percentage" office:value="0.0112407333333333">
            <text:p>1.12%</text:p>
          </table:table-cell>
          <table:table-cell table:style-name="ce29" table:formula="of:=[.E31]-[.D31]" office:value-type="percentage" office:value="0.0108594">
            <text:p>1.09%</text:p>
          </table:table-cell>
          <table:table-cell table:number-columns-repeated="1018"/>
        </table:table-row>
        <table:table-row table:style-name="ro3">
          <table:table-cell office:value-type="float" office:value="2012">
            <text:p>2012</text:p>
          </table:table-cell>
          <table:table-cell office:value-type="currency" office:currency="USD" office:value="32757.26">
            <text:p>$32,757</text:p>
          </table:table-cell>
          <table:table-cell office:value-type="currency" office:currency="USD" office:value="35383.364">
            <text:p>$35,383</text:p>
          </table:table-cell>
          <table:table-cell table:style-name="ce29" table:formula="of:=([.B32]/30000)-1" office:value-type="percentage" office:value="0.0919086666666666">
            <text:p>9.19%</text:p>
          </table:table-cell>
          <table:table-cell table:style-name="ce29" table:formula="of:=([.C32]/30000)-1" office:value-type="percentage" office:value="0.179445466666667">
            <text:p>17.94%</text:p>
          </table:table-cell>
          <table:table-cell table:style-name="ce29" table:formula="of:=[.E32]-[.D32]" office:value-type="percentage" office:value="0.0875368000000001">
            <text:p>8.75%</text:p>
          </table:table-cell>
          <table:table-cell table:number-columns-repeated="1018"/>
        </table:table-row>
        <table:table-row table:style-name="ro3">
          <table:table-cell office:value-type="float" office:value="2013">
            <text:p>2013</text:p>
          </table:table-cell>
          <table:table-cell office:value-type="currency" office:currency="USD" office:value="38393.4">
            <text:p>$38,393</text:p>
          </table:table-cell>
          <table:table-cell office:value-type="currency" office:currency="USD" office:value="42565.359">
            <text:p>$42,565</text:p>
          </table:table-cell>
          <table:table-cell table:style-name="ce29" table:formula="of:=([.B33]/30000)-1" office:value-type="percentage" office:value="0.27978">
            <text:p>27.98%</text:p>
          </table:table-cell>
          <table:table-cell table:style-name="ce29" table:formula="of:=([.C33]/30000)-1" office:value-type="percentage" office:value="0.4188453">
            <text:p>41.88%</text:p>
          </table:table-cell>
          <table:table-cell table:style-name="ce29" table:formula="of:=[.E33]-[.D33]" office:value-type="percentage" office:value="0.1390653">
            <text:p>13.91%</text:p>
          </table:table-cell>
          <table:table-cell table:number-columns-repeated="1018"/>
        </table:table-row>
        <table:table-row table:style-name="ro3">
          <table:table-cell office:value-type="float" office:value="2014">
            <text:p>2014</text:p>
          </table:table-cell>
          <table:table-cell office:value-type="currency" office:currency="USD" office:value="33154.66">
            <text:p>$33,155</text:p>
          </table:table-cell>
          <table:table-cell office:value-type="currency" office:currency="USD" office:value="36385.974">
            <text:p>$36,386</text:p>
          </table:table-cell>
          <table:table-cell table:style-name="ce29" table:formula="of:=([.B34]/30000)-1" office:value-type="percentage" office:value="0.105155333333334">
            <text:p>10.52%</text:p>
          </table:table-cell>
          <table:table-cell table:style-name="ce29" table:formula="of:=([.C34]/30000)-1" office:value-type="percentage" office:value="0.2128658">
            <text:p>21.29%</text:p>
          </table:table-cell>
          <table:table-cell table:style-name="ce29" table:formula="of:=[.E34]-[.D34]" office:value-type="percentage" office:value="0.107710466666667">
            <text:p>10.77%</text:p>
          </table:table-cell>
          <table:table-cell table:number-columns-repeated="1018"/>
        </table:table-row>
        <table:table-row table:style-name="ro3">
          <table:table-cell office:value-type="float" office:value="2015">
            <text:p>2015</text:p>
          </table:table-cell>
          <table:table-cell office:value-type="currency" office:currency="USD" office:value="30496.58">
            <text:p>$30,497</text:p>
          </table:table-cell>
          <table:table-cell office:value-type="currency" office:currency="USD" office:value="35929.921">
            <text:p>$35,930</text:p>
          </table:table-cell>
          <table:table-cell table:style-name="ce29" table:formula="of:=([.B35]/30000)-1" office:value-type="percentage" office:value="0.0165526666666667">
            <text:p>1.66%</text:p>
          </table:table-cell>
          <table:table-cell table:style-name="ce29" table:formula="of:=([.C35]/30000)-1" office:value-type="percentage" office:value="0.197664033333334">
            <text:p>19.77%</text:p>
          </table:table-cell>
          <table:table-cell table:style-name="ce29" table:formula="of:=[.E35]-[.D35]" office:value-type="percentage" office:value="0.181111366666667">
            <text:p>18.11%</text:p>
          </table:table-cell>
          <table:table-cell table:number-columns-repeated="1018"/>
        </table:table-row>
        <table:table-row table:style-name="ro3">
          <table:table-cell office:value-type="float" office:value="2016">
            <text:p>2016</text:p>
          </table:table-cell>
          <table:table-cell office:value-type="currency" office:currency="USD" office:value="32793.98">
            <text:p>$32,794</text:p>
          </table:table-cell>
          <table:table-cell office:value-type="currency" office:currency="USD" office:value="36041.873">
            <text:p>$36,042</text:p>
          </table:table-cell>
          <table:table-cell table:style-name="ce29" table:formula="of:=([.B36]/30000)-1" office:value-type="percentage" office:value="0.0931326666666667">
            <text:p>9.31%</text:p>
          </table:table-cell>
          <table:table-cell table:style-name="ce29" table:formula="of:=([.C36]/30000)-1" office:value-type="percentage" office:value="0.201395766666667">
            <text:p>20.14%</text:p>
          </table:table-cell>
          <table:table-cell table:style-name="ce29" table:formula="of:=[.E36]-[.D36]" office:value-type="percentage" office:value="0.1082631">
            <text:p>10.83%</text:p>
          </table:table-cell>
          <table:table-cell table:number-columns-repeated="1018"/>
        </table:table-row>
        <table:table-row table:style-name="ro3">
          <table:table-cell office:value-type="float" office:value="2017">
            <text:p>2017</text:p>
          </table:table-cell>
          <table:table-cell office:value-type="currency" office:currency="USD" office:value="34422.12">
            <text:p>$34,422</text:p>
          </table:table-cell>
          <table:table-cell office:value-type="currency" office:currency="USD" office:value="42081.835">
            <text:p>$42,082</text:p>
          </table:table-cell>
          <table:table-cell table:style-name="ce29" table:formula="of:=([.B37]/30000)-1" office:value-type="percentage" office:value="0.147404">
            <text:p>14.74%</text:p>
          </table:table-cell>
          <table:table-cell table:style-name="ce29" table:formula="of:=([.C37]/30000)-1" office:value-type="percentage" office:value="0.402727833333333">
            <text:p>40.27%</text:p>
          </table:table-cell>
          <table:table-cell table:style-name="ce29" table:formula="of:=[.E37]-[.D37]" office:value-type="percentage" office:value="0.255323833333333">
            <text:p>25.53%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formula="of:=AVERAGE([.D2:.D37])" office:value-type="percentage" office:value="0.0962667129629629">
            <text:p>9.63%</text:p>
          </table:table-cell>
          <table:table-cell table:formula="of:=AVERAGE([.E2:.E37])" office:value-type="percentage" office:value="0.289619374074074">
            <text:p>28.96%</text:p>
          </table:table-cell>
          <table:table-cell table:formula="of:=AVERAGE([.F2:.F37])" office:value-type="percentage" office:value="0.193352661111111">
            <text:p>19.34%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P0" style:volatile="true">
      <number:number number:decimal-places="2" number:min-integer-digits="1"/>
      <number:text>%</number:text>
    </number:percentage-style>
    <number:percentage-style style:name="N117">
      <style:text-properties fo:color="#ff0000"/>
      <number:number number:decimal-places="2" number:min-integer-digits="1"/>
      <number:text>%</number:text>
      <style:map style:condition="value()&gt;=0" style:apply-style-name="N117P0"/>
    </number:percentage-style>
    <number:percentage-style style:name="N118P0" style:volatile="true">
      <number:number number:decimal-places="2" number:min-integer-digits="1"/>
      <number:text>%</number:text>
    </number:percentage-style>
    <number:percentage-style style:name="N118">
      <style:text-properties fo:color="#ff0000"/>
      <number:text>-</number:text>
      <number:number number:decimal-places="2" number:min-integer-digits="1"/>
      <number:text>%</number:text>
      <style:map style:condition="value()&gt;=0" style:apply-style-name="N118P0"/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17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4:51:49.49</meta:creation-date>
    <meta:generator>OpenOffice/4.1.5$Win32 OpenOffice.org_project/415m1$Build-9789</meta:generator>
    <dc:date>2019-10-25T17:43:24.56</dc:date>
    <meta:editing-duration>PT1H18M46S</meta:editing-duration>
    <meta:editing-cycles>12</meta:editing-cycles>
    <meta:document-statistic meta:table-count="2" meta:cell-count="30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minimum="150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3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77cm" svg:height="16.747cm" xlink:href=".." xlink:type="simple" chart:class="chart:line" chart:style-name="ch1">
        <chart:legend svg:x="4.187cm" svg:y="1.533cm" style:legend-expansion="custom" chartooo:width="6.82cm" chartooo:height="2.139cm" style:legend-expansion-aspect-ratio="3.18840579710145" chart:style-name="ch2"/>
        <chart:plot-area chart:style-name="ch3" table:cell-range-address="'Yearly Comparisions'.A1:'Yearly Comparisions'.C37" chart:data-source-has-labels="both" svg:x="0.26cm" svg:y="1.051cm" svg:width="25.392cm" svg:height="14.826cm">
          <chartooo:coordinate-region svg:x="1.728cm" svg:y="1.263cm" svg:width="23.712cm" svg:height="13.623cm"/>
          <chart:axis chart:dimension="x" chart:name="primary-x" chart:style-name="ch4" chartooo:axis-type="auto">
            <chartooo:date-scale/>
            <chart:categories table:cell-range-address="'Yearly Comparisions'.A2:'Yearly Comparisions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Yearly Comparisions'.B2:'Yearly Comparisions'.B37" chart:label-cell-address="'Yearly Comparisions'.B1:'Yearly Comparisions'.B1" chart:class="chart:line">
            <chart:data-point chart:repeated="36"/>
          </chart:series>
          <chart:series chart:style-name="ch8" chart:values-cell-range-address="'Yearly Comparisions'.C2:'Yearly Comparisions'.C37" chart:label-cell-address="'Yearly Comparisions'.C1:'Yearly Comparisions'.C1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y Hold End Value</text:p>
                <draw:g>
                  <svg:desc>'Yearly Comparisions'.B1:'Yearly Comparisions'.B1</svg:desc>
                </draw:g>
              </table:table-cell>
              <table:table-cell office:value-type="string">
                <text:p>PM End Value 9 Stocks</text:p>
                <draw:g>
                  <svg:desc>'Yearly Comparisions'.C1:'Yearly Comparisions'.C1</svg:desc>
                </draw:g>
              </table:table-cell>
            </table:table-row>
          </table:table-header-rows>
          <table:table-rows>
            <table:table-row>
              <table:table-cell office:value-type="float" office:value="1982">
                <text:p>1980</text:p>
                <draw:g>
                  <svg:desc>'Yearly Comparisions'.A2:'Yearly Comparisions'.A37</svg:desc>
                </draw:g>
              </table:table-cell>
              <table:table-cell office:value-type="float" office:value="33759.23">
                <text:p>33759.23</text:p>
                <draw:g>
                  <svg:desc>'Yearly Comparisions'.B2:'Yearly Comparisions'.B37</svg:desc>
                </draw:g>
              </table:table-cell>
              <table:table-cell office:value-type="float" office:value="44597.184">
                <text:p>44597.184</text:p>
                <draw:g>
                  <svg:desc>'Yearly Comparisions'.C2:'Yearly Comparisions'.C37</svg:desc>
                </draw:g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4969.12">
                <text:p>34969.12</text:p>
              </table:table-cell>
              <table:table-cell office:value-type="float" office:value="41128.614">
                <text:p>41128.61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0087.48">
                <text:p>30087.48</text:p>
              </table:table-cell>
              <table:table-cell office:value-type="float" office:value="28281.695">
                <text:p>28281.695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7614.09">
                <text:p>37614.09</text:p>
              </table:table-cell>
              <table:table-cell office:value-type="float" office:value="39360.442">
                <text:p>39360.442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34288.77">
                <text:p>34288.77</text:p>
              </table:table-cell>
              <table:table-cell office:value-type="float" office:value="41033.266">
                <text:p>41033.26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30533.5">
                <text:p>30533.5</text:p>
              </table:table-cell>
              <table:table-cell office:value-type="float" office:value="34853.793">
                <text:p>34853.793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33802.48">
                <text:p>33802.48</text:p>
              </table:table-cell>
              <table:table-cell office:value-type="float" office:value="29980.099">
                <text:p>29980.099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37467.61">
                <text:p>37467.61</text:p>
              </table:table-cell>
              <table:table-cell office:value-type="float" office:value="39880.113">
                <text:p>39880.11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8111.9">
                <text:p>28111.9</text:p>
              </table:table-cell>
              <table:table-cell office:value-type="float" office:value="34887.038">
                <text:p>34887.038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7711.64">
                <text:p>37711.64</text:p>
              </table:table-cell>
              <table:table-cell office:value-type="float" office:value="55532.707">
                <text:p>55532.70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1409.87">
                <text:p>31409.87</text:p>
              </table:table-cell>
              <table:table-cell office:value-type="float" office:value="42285.629">
                <text:p>42285.629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2234.64">
                <text:p>32234.64</text:p>
              </table:table-cell>
              <table:table-cell office:value-type="float" office:value="45804.833">
                <text:p>45804.833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9745.45">
                <text:p>29745.45</text:p>
              </table:table-cell>
              <table:table-cell office:value-type="float" office:value="34736.488">
                <text:p>34736.48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9529.58">
                <text:p>39529.58</text:p>
              </table:table-cell>
              <table:table-cell office:value-type="float" office:value="46903.12">
                <text:p>46903.1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6365.92">
                <text:p>36365.92</text:p>
              </table:table-cell>
              <table:table-cell office:value-type="float" office:value="33665.05">
                <text:p>33665.0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8599.11">
                <text:p>38599.11</text:p>
              </table:table-cell>
              <table:table-cell office:value-type="float" office:value="40517.123">
                <text:p>40517.123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7845">
                <text:p>37845</text:p>
              </table:table-cell>
              <table:table-cell office:value-type="float" office:value="44660.056">
                <text:p>44660.056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4876.68">
                <text:p>34876.68</text:p>
              </table:table-cell>
              <table:table-cell office:value-type="float" office:value="75732.668">
                <text:p>75732.6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7007.34">
                <text:p>27007.34</text:p>
              </table:table-cell>
              <table:table-cell office:value-type="float" office:value="29713.875">
                <text:p>29713.87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8156.02">
                <text:p>28156.02</text:p>
              </table:table-cell>
              <table:table-cell office:value-type="float" office:value="30046.667">
                <text:p>30046.66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3463.94">
                <text:p>23463.94</text:p>
              </table:table-cell>
              <table:table-cell office:value-type="float" office:value="29675.865">
                <text:p>29675.86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7037.64">
                <text:p>37037.64</text:p>
              </table:table-cell>
              <table:table-cell office:value-type="float" office:value="45967.497">
                <text:p>45967.49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2561.68">
                <text:p>32561.68</text:p>
              </table:table-cell>
              <table:table-cell office:value-type="float" office:value="31703.661">
                <text:p>31703.66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0770.94">
                <text:p>30770.94</text:p>
              </table:table-cell>
              <table:table-cell office:value-type="float" office:value="38379.954">
                <text:p>38379.95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3260.38">
                <text:p>33260.38</text:p>
              </table:table-cell>
              <table:table-cell office:value-type="float" office:value="36870.904">
                <text:p>36870.90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1006.6">
                <text:p>31006.6</text:p>
              </table:table-cell>
              <table:table-cell office:value-type="float" office:value="39857.056">
                <text:p>39857.05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9203.12">
                <text:p>19203.12</text:p>
              </table:table-cell>
              <table:table-cell office:value-type="float" office:value="18493.983">
                <text:p>18493.98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6896.44">
                <text:p>36896.44</text:p>
              </table:table-cell>
              <table:table-cell office:value-type="float" office:value="40493.009">
                <text:p>40493.0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3622.44">
                <text:p>33622.44</text:p>
              </table:table-cell>
              <table:table-cell office:value-type="float" office:value="39020.987">
                <text:p>39020.98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0011.44">
                <text:p>30011.44</text:p>
              </table:table-cell>
              <table:table-cell office:value-type="float" office:value="30337.222">
                <text:p>30337.22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757.26">
                <text:p>32757.26</text:p>
              </table:table-cell>
              <table:table-cell office:value-type="float" office:value="35383.364">
                <text:p>35383.36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8393.4">
                <text:p>38393.4</text:p>
              </table:table-cell>
              <table:table-cell office:value-type="float" office:value="42565.359">
                <text:p>42565.359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3154.66">
                <text:p>33154.66</text:p>
              </table:table-cell>
              <table:table-cell office:value-type="float" office:value="36385.974">
                <text:p>36385.97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30496.58">
                <text:p>30496.58</text:p>
              </table:table-cell>
              <table:table-cell office:value-type="float" office:value="35929.921">
                <text:p>35929.921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32793.98">
                <text:p>32793.98</text:p>
              </table:table-cell>
              <table:table-cell office:value-type="float" office:value="36041.873">
                <text:p>36041.873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34422.12">
                <text:p>34422.12</text:p>
              </table:table-cell>
              <table:table-cell office:value-type="float" office:value="42081.835">
                <text:p>42081.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